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batch_size.$B$14]" style:apply-style-name="Bad" style:base-cell-address="batch_size.B2"/>
      <style:map style:condition="cell-content()=[$batch_size.$B$15]" style:apply-style-name="Good" style:base-cell-address="batch_size.B2"/>
    </style:style>
    <style:style style:name="ce2" style:family="table-cell" style:parent-style-name="Default">
      <style:map style:condition="cell-content()=[$batch_size.$D$14]" style:apply-style-name="Good" style:base-cell-address="batch_size.D2"/>
      <style:map style:condition="cell-content()=[$batch_size.$D$15]" style:apply-style-name="Bad" style:base-cell-address="batch_size.D2"/>
    </style:style>
    <style:style style:name="ce3" style:family="table-cell" style:parent-style-name="Default">
      <style:map style:condition="cell-content()=[$batch_size.$F$14]" style:apply-style-name="Bad" style:base-cell-address="batch_size.F2"/>
      <style:map style:condition="cell-content()=[$batch_size.$F$15]" style:apply-style-name="Good" style:base-cell-address="batch_size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tch_siz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batch_size</text:p>
          </table:table-cell>
          <table:table-cell table:style-name="Default" office:value-type="string" calcext:value-type="string">
            <text:p>tx_erro</text:p>
          </table:table-cell>
          <table:table-cell office:value-type="string" calcext:value-type="string">
            <text:p>norm_tx_erro</text:p>
          </table:table-cell>
          <table:table-cell table:style-name="Default" office:value-type="string" calcext:value-type="string">
            <text:p>tx_accu</text:p>
          </table:table-cell>
          <table:table-cell office:value-type="string" calcext:value-type="string">
            <text:p>norm_tx_accu</text:p>
          </table:table-cell>
          <table:table-cell table:style-name="Default" office:value-type="string" calcext:value-type="string">
            <text:p>predic</text:p>
          </table:table-cell>
          <table:table-cell office:value-type="string" calcext:value-type="string">
            <text:p>norm_pred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4" calcext:value-type="float">
            <text:p>0,0844</text:p>
          </table:table-cell>
          <table:table-cell table:formula="of:=[.B2]/[.B$14]" office:value-type="float" office:value="1" calcext:value-type="float">
            <text:p>1</text:p>
          </table:table-cell>
          <table:table-cell office:value-type="float" office:value="0.9805" calcext:value-type="float">
            <text:p>0,9805</text:p>
          </table:table-cell>
          <table:table-cell table:formula="of:=[.D2]/[.D$14]" office:value-type="float" office:value="0.992208055049585" calcext:value-type="float">
            <text:p>0,992208055049585</text:p>
          </table:table-cell>
          <table:table-cell office:value-type="float" office:value="195" calcext:value-type="float">
            <text:p>195</text:p>
          </table:table-cell>
          <table:table-cell table:formula="of:=[.F2]/[.F$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47" calcext:value-type="float">
            <text:p>0,0447</text:p>
          </table:table-cell>
          <table:table-cell table:formula="of:=[.B3]/[.B$14]" office:value-type="float" office:value="0.529620853080569" calcext:value-type="float">
            <text:p>0,529620853080569</text:p>
          </table:table-cell>
          <table:table-cell office:value-type="float" office:value="0.9863" calcext:value-type="float">
            <text:p>0,9863</text:p>
          </table:table-cell>
          <table:table-cell table:formula="of:=[.D3]/[.D$14]" office:value-type="float" office:value="0.998077312284963" calcext:value-type="float">
            <text:p>0,998077312284963</text:p>
          </table:table-cell>
          <table:table-cell office:value-type="float" office:value="137" calcext:value-type="float">
            <text:p>137</text:p>
          </table:table-cell>
          <table:table-cell table:formula="of:=[.F3]/[.F$14]" office:value-type="float" office:value="0.702564102564102" calcext:value-type="float">
            <text:p>0,7025641025641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49" calcext:value-type="float">
            <text:p>0,0549</text:p>
          </table:table-cell>
          <table:table-cell table:formula="of:=[.B4]/[.B$14]" office:value-type="float" office:value="0.650473933649289" calcext:value-type="float">
            <text:p>0,650473933649289</text:p>
          </table:table-cell>
          <table:table-cell office:value-type="float" office:value="0.9845" calcext:value-type="float">
            <text:p>0,9845</text:p>
          </table:table-cell>
          <table:table-cell table:formula="of:=[.D4]/[.D$14]" office:value-type="float" office:value="0.99625581866019" calcext:value-type="float">
            <text:p>0,99625581866019</text:p>
          </table:table-cell>
          <table:table-cell office:value-type="float" office:value="155" calcext:value-type="float">
            <text:p>155</text:p>
          </table:table-cell>
          <table:table-cell table:formula="of:=[.F4]/[.F$14]" office:value-type="float" office:value="0.794871794871795" calcext:value-type="float">
            <text:p>0,794871794871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74" calcext:value-type="float">
            <text:p>0,0574</text:p>
          </table:table-cell>
          <table:table-cell table:formula="of:=[.B5]/[.B$14]" office:value-type="float" office:value="0.680094786729858" calcext:value-type="float">
            <text:p>0,680094786729858</text:p>
          </table:table-cell>
          <table:table-cell office:value-type="float" office:value="0.9855" calcext:value-type="float">
            <text:p>0,9855</text:p>
          </table:table-cell>
          <table:table-cell table:formula="of:=[.D5]/[.D$14]" office:value-type="float" office:value="0.997267759562842" calcext:value-type="float">
            <text:p>0,997267759562842</text:p>
          </table:table-cell>
          <table:table-cell office:value-type="float" office:value="145" calcext:value-type="float">
            <text:p>145</text:p>
          </table:table-cell>
          <table:table-cell table:formula="of:=[.F5]/[.F$14]" office:value-type="float" office:value="0.743589743589744" calcext:value-type="float">
            <text:p>0,743589743589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17" calcext:value-type="float">
            <text:p>0,0417</text:p>
          </table:table-cell>
          <table:table-cell table:formula="of:=[.B6]/[.B$14]" office:value-type="float" office:value="0.494075829383886" calcext:value-type="float">
            <text:p>0,494075829383886</text:p>
          </table:table-cell>
          <table:table-cell office:value-type="float" office:value="0.9875" calcext:value-type="float">
            <text:p>0,9875</text:p>
          </table:table-cell>
          <table:table-cell table:formula="of:=[.D6]/[.D$14]" office:value-type="float" office:value="0.999291641368144" calcext:value-type="float">
            <text:p>0,999291641368144</text:p>
          </table:table-cell>
          <table:table-cell office:value-type="float" office:value="125" calcext:value-type="float">
            <text:p>125</text:p>
          </table:table-cell>
          <table:table-cell table:formula="of:=[.F6]/[.F$14]" office:value-type="float" office:value="0.641025641025641" calcext:value-type="float">
            <text:p>0,6410256410256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9" calcext:value-type="float">
            <text:p>0,0369</text:p>
          </table:table-cell>
          <table:table-cell table:formula="of:=[.B7]/[.B$14]" office:value-type="float" office:value="0.437203791469194" calcext:value-type="float">
            <text:p>0,437203791469194</text:p>
          </table:table-cell>
          <table:table-cell office:value-type="float" office:value="0.9879" calcext:value-type="float">
            <text:p>0,9879</text:p>
          </table:table-cell>
          <table:table-cell table:formula="of:=[.D7]/[.D$14]" office:value-type="float" office:value="0.999696417729205" calcext:value-type="float">
            <text:p>0,999696417729205</text:p>
          </table:table-cell>
          <table:table-cell office:value-type="float" office:value="121" calcext:value-type="float">
            <text:p>121</text:p>
          </table:table-cell>
          <table:table-cell table:formula="of:=[.F7]/[.F$14]" office:value-type="float" office:value="0.620512820512821" calcext:value-type="float">
            <text:p>0,620512820512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17" calcext:value-type="float">
            <text:p>0,0517</text:p>
          </table:table-cell>
          <table:table-cell table:formula="of:=[.B8]/[.B$14]" office:value-type="float" office:value="0.612559241706161" calcext:value-type="float">
            <text:p>0,612559241706161</text:p>
          </table:table-cell>
          <table:table-cell office:value-type="float" office:value="0.9844" calcext:value-type="float">
            <text:p>0,9844</text:p>
          </table:table-cell>
          <table:table-cell table:formula="of:=[.D8]/[.D$14]" office:value-type="float" office:value="0.996154624569925" calcext:value-type="float">
            <text:p>0,996154624569925</text:p>
          </table:table-cell>
          <table:table-cell office:value-type="float" office:value="156" calcext:value-type="float">
            <text:p>156</text:p>
          </table:table-cell>
          <table:table-cell table:formula="of:=[.F8]/[.F$14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5" calcext:value-type="float">
            <text:p>0,0525</text:p>
          </table:table-cell>
          <table:table-cell table:formula="of:=[.B9]/[.B$14]" office:value-type="float" office:value="0.622037914691943" calcext:value-type="float">
            <text:p>0,622037914691943</text:p>
          </table:table-cell>
          <table:table-cell office:value-type="float" office:value="0.9848" calcext:value-type="float">
            <text:p>0,9848</text:p>
          </table:table-cell>
          <table:table-cell table:formula="of:=[.D9]/[.D$14]" office:value-type="float" office:value="0.996559400930986" calcext:value-type="float">
            <text:p>0,996559400930986</text:p>
          </table:table-cell>
          <table:table-cell office:value-type="float" office:value="152" calcext:value-type="float">
            <text:p>152</text:p>
          </table:table-cell>
          <table:table-cell table:formula="of:=[.F9]/[.F$14]" office:value-type="float" office:value="0.77948717948718" calcext:value-type="float">
            <text:p>0,779487179487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12" calcext:value-type="float">
            <text:p>0,0412</text:p>
          </table:table-cell>
          <table:table-cell table:formula="of:=[.B10]/[.B$14]" office:value-type="float" office:value="0.488151658767773" calcext:value-type="float">
            <text:p>0,488151658767773</text:p>
          </table:table-cell>
          <table:table-cell office:value-type="float" office:value="0.9882" calcext:value-type="float">
            <text:p>0,9882</text:p>
          </table:table-cell>
          <table:table-cell table:formula="of:=[.D10]/[.D$14]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formula="of:=[.F10]/[.F$14]" office:value-type="float" office:value="0.605128205128205" calcext:value-type="float">
            <text:p>0,605128205128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3" calcext:value-type="float">
            <text:p>0,0493</text:p>
          </table:table-cell>
          <table:table-cell table:formula="of:=[.B11]/[.B$14]" office:value-type="float" office:value="0.584123222748815" calcext:value-type="float">
            <text:p>0,584123222748815</text:p>
          </table:table-cell>
          <table:table-cell office:value-type="float" office:value="0.9864" calcext:value-type="float">
            <text:p>0,9864</text:p>
          </table:table-cell>
          <table:table-cell table:formula="of:=[.D11]/[.D$14]" office:value-type="float" office:value="0.998178506375228" calcext:value-type="float">
            <text:p>0,998178506375228</text:p>
          </table:table-cell>
          <table:table-cell office:value-type="float" office:value="136" calcext:value-type="float">
            <text:p>136</text:p>
          </table:table-cell>
          <table:table-cell table:formula="of:=[.F11]/[.F$14]" office:value-type="float" office:value="0.697435897435897" calcext:value-type="float">
            <text:p>0,6974358974358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27" calcext:value-type="float">
            <text:p>0,0527</text:p>
          </table:table-cell>
          <table:table-cell table:formula="of:=[.B12]/[.B$14]" office:value-type="float" office:value="0.624407582938389" calcext:value-type="float">
            <text:p>0,624407582938389</text:p>
          </table:table-cell>
          <table:table-cell office:value-type="float" office:value="0.9825" calcext:value-type="float">
            <text:p>0,9825</text:p>
          </table:table-cell>
          <table:table-cell table:formula="of:=[.D12]/[.D$14]" office:value-type="float" office:value="0.994231936854888" calcext:value-type="float">
            <text:p>0,994231936854888</text:p>
          </table:table-cell>
          <table:table-cell office:value-type="float" office:value="175" calcext:value-type="float">
            <text:p>175</text:p>
          </table:table-cell>
          <table:table-cell table:formula="of:=[.F12]/[.F$14]" office:value-type="float" office:value="0.897435897435897" calcext:value-type="float">
            <text:p>0,89743589743589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áx</text:p>
          </table:table-cell>
          <table:table-cell table:style-name="Default" table:formula="of:=MAX([.B2:.B12])" office:value-type="float" office:value="0.0844" calcext:value-type="float">
            <text:p>0,0844</text:p>
          </table:table-cell>
          <table:table-cell table:formula="of:=MAX([.C2:.C12])" office:value-type="float" office:value="1" calcext:value-type="float">
            <text:p>1</text:p>
          </table:table-cell>
          <table:table-cell table:style-name="Default" table:formula="of:=MAX([.D2:.D12])" office:value-type="float" office:value="0.9882" calcext:value-type="float">
            <text:p>0,9882</text:p>
          </table:table-cell>
          <table:table-cell table:formula="of:=MAX([.E2:.E12])" office:value-type="float" office:value="1" calcext:value-type="float">
            <text:p>1</text:p>
          </table:table-cell>
          <table:table-cell table:style-name="Default" table:formula="of:=MAX([.F2:.F12])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mín</text:p>
          </table:table-cell>
          <table:table-cell table:style-name="Default" table:formula="of:=MIN([.B2:.B12])" office:value-type="float" office:value="0.0369" calcext:value-type="float">
            <text:p>0,0369</text:p>
          </table:table-cell>
          <table:table-cell table:formula="of:=MIN([.C2:.C12])" office:value-type="float" office:value="0.437203791469194" calcext:value-type="float">
            <text:p>0,437203791469194</text:p>
          </table:table-cell>
          <table:table-cell table:style-name="Default" table:formula="of:=MIN([.D2:.D12])" office:value-type="float" office:value="0.9805" calcext:value-type="float">
            <text:p>0,9805</text:p>
          </table:table-cell>
          <table:table-cell table:formula="of:=MIN([.E2:.E12])" office:value-type="float" office:value="0.992208055049585" calcext:value-type="float">
            <text:p>0,992208055049585</text:p>
          </table:table-cell>
          <table:table-cell table:style-name="Default" table:formula="of:=MIN([.F2:.F12])" office:value-type="float" office:value="118" calcext:value-type="float">
            <text:p>118</text:p>
          </table:table-cell>
          <table:table-cell/>
        </table:table-row>
        <calcext:conditional-formats>
          <calcext:conditional-format calcext:target-range-address="batch_size.B2:batch_size.B12">
            <calcext:condition calcext:apply-style-name="Bad" calcext:value="=[$batch_size.$B$14]" calcext:base-cell-address="batch_size.B2"/>
            <calcext:condition calcext:apply-style-name="Good" calcext:value="=[$batch_size.$B$15]" calcext:base-cell-address="batch_size.B2"/>
          </calcext:conditional-format>
          <calcext:conditional-format calcext:target-range-address="batch_size.D2:batch_size.D12">
            <calcext:condition calcext:apply-style-name="Good" calcext:value="=[$batch_size.$D$14]" calcext:base-cell-address="batch_size.D2"/>
            <calcext:condition calcext:apply-style-name="Bad" calcext:value="=[$batch_size.$D$15]" calcext:base-cell-address="batch_size.D2"/>
          </calcext:conditional-format>
          <calcext:conditional-format calcext:target-range-address="batch_size.F2:batch_size.F12">
            <calcext:condition calcext:apply-style-name="Bad" calcext:value="=[$batch_size.$F$14]" calcext:base-cell-address="batch_size.F2"/>
            <calcext:condition calcext:apply-style-name="Good" calcext:value="=[$batch_size.$F$15]" calcext:base-cell-address="batch_size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1.631cm" svg:height="23.416cm" svg:x="0.001cm" svg:y="0.001cm">
            <draw:object draw:notify-on-update-of-ranges="batch_size.A2:batch_size.A12 batch_size.E2:batch_size.E12 batch_size.A2:batch_size.A12 batch_size.C2:batch_size.C12 batch_size.A2:batch_size.A12 batch_size.G2:batch_size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23:02:02.868502980</dc:date>
    <meta:editing-duration>PT8M58S</meta:editing-duration>
    <meta:editing-cycles>1</meta:editing-cycles>
    <meta:document-statistic meta:table-count="2" meta:cell-count="9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0" chart:maximum="11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1e6a39" draw:fill-color="#1e6a3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632cm" svg:height="23.417cm" xlink:href=".." xlink:type="simple" chart:class="chart:scatter" chart:style-name="ch1">
        <chart:title svg:x="16.638cm" svg:y="0.603cm" chart:style-name="ch2">
          <text:p>Variando Tamanho do Lote</text:p>
        </chart:title>
        <chart:subtitle svg:x="16.917cm" svg:y="2.245cm" chart:style-name="ch3">
          <text:p>CNN com 2 camadas, normalizada</text:p>
        </chart:subtitle>
        <chart:legend chart:legend-position="end" svg:x="38.881cm" svg:y="10.744cm" style:legend-expansion="high" chart:style-name="ch4"/>
        <chart:plot-area chart:style-name="ch5" table:cell-range-address="batch_size.A2:batch_size.A12 batch_size.E2:batch_size.E12 batch_size.C2:batch_size.C12 batch_size.G2:batch_size.G12" chart:data-source-has-labels="row" svg:x="2.073cm" svg:y="3.658cm" svg:width="35.976cm" svg:height="18.08cm">
          <chartooo:coordinate-region svg:x="2.832cm" svg:y="3.872cm" svg:width="34.919cm" svg:height="17.192cm"/>
          <chart:axis chart:dimension="x" chart:name="primary-x" chart:style-name="ch6">
            <chart:title svg:x="18.299cm" svg:y="22.282cm" chart:style-name="ch7">
              <text:p>Tamanho do Lote</text:p>
            </chart:title>
          </chart:axis>
          <chart:axis chart:dimension="y" chart:name="primary-y" chart:style-name="ch8">
            <chart:title svg:x="0.451cm" svg:y="13.226cm" chart:style-name="ch9">
              <text:p>Taxa</text:p>
            </chart:title>
            <chart:grid chart:style-name="ch10" chart:class="major"/>
          </chart:axis>
          <chart:series chart:style-name="ch11" chart:values-cell-range-address="batch_size.E2:batch_size.E12" loext:label-string="tx_acc" chart:class="chart:scatter">
            <chart:domain table:cell-range-address="batch_size.A2:batch_size.A12"/>
            <chart:data-point chart:repeated="11"/>
          </chart:series>
          <chart:series chart:style-name="ch12" chart:values-cell-range-address="batch_size.C2:batch_size.C12" loext:label-string="tx_erro" chart:class="chart:scatter">
            <chart:data-point chart:repeated="11"/>
          </chart:series>
          <chart:series chart:style-name="ch13" chart:values-cell-range-address="batch_size.G2:batch_size.G12" loext:label-string="erro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acc</text:p>
              </table:table-cell>
              <table:table-cell office:value-type="string">
                <text:p>tx_erro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atch_size.A2:batch_size.A12</svg:desc>
                </draw:g>
              </table:table-cell>
              <table:table-cell office:value-type="float" office:value="0.992208055049585">
                <text:p>0.992208055049585</text:p>
                <draw:g>
                  <svg:desc>batch_size.E2:batch_size.E12</svg:desc>
                </draw:g>
              </table:table-cell>
              <table:table-cell office:value-type="float" office:value="1">
                <text:p>1</text:p>
                <draw:g>
                  <svg:desc>batch_size.C2:batch_size.C12</svg:desc>
                </draw:g>
              </table:table-cell>
              <table:table-cell office:value-type="float" office:value="1">
                <text:p>1</text:p>
                <draw:g>
                  <svg:desc>batch_size.G2:batch_size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98077312284963">
                <text:p>0.998077312284963</text:p>
              </table:table-cell>
              <table:table-cell office:value-type="float" office:value="0.529620853080569">
                <text:p>0.529620853080569</text:p>
              </table:table-cell>
              <table:table-cell office:value-type="float" office:value="0.702564102564102">
                <text:p>0.702564102564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9625581866019">
                <text:p>0.99625581866019</text:p>
              </table:table-cell>
              <table:table-cell office:value-type="float" office:value="0.650473933649289">
                <text:p>0.650473933649289</text:p>
              </table:table-cell>
              <table:table-cell office:value-type="float" office:value="0.794871794871795">
                <text:p>0.794871794871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97267759562842">
                <text:p>0.997267759562842</text:p>
              </table:table-cell>
              <table:table-cell office:value-type="float" office:value="0.680094786729858">
                <text:p>0.680094786729858</text:p>
              </table:table-cell>
              <table:table-cell office:value-type="float" office:value="0.743589743589744">
                <text:p>0.743589743589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99291641368144">
                <text:p>0.999291641368144</text:p>
              </table:table-cell>
              <table:table-cell office:value-type="float" office:value="0.494075829383886">
                <text:p>0.494075829383886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99696417729205">
                <text:p>0.999696417729205</text:p>
              </table:table-cell>
              <table:table-cell office:value-type="float" office:value="0.437203791469194">
                <text:p>0.437203791469194</text:p>
              </table:table-cell>
              <table:table-cell office:value-type="float" office:value="0.620512820512821">
                <text:p>0.620512820512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96154624569925">
                <text:p>0.996154624569925</text:p>
              </table:table-cell>
              <table:table-cell office:value-type="float" office:value="0.612559241706161">
                <text:p>0.6125592417061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96559400930986">
                <text:p>0.996559400930986</text:p>
              </table:table-cell>
              <table:table-cell office:value-type="float" office:value="0.622037914691943">
                <text:p>0.622037914691943</text:p>
              </table:table-cell>
              <table:table-cell office:value-type="float" office:value="0.77948717948718">
                <text:p>0.77948717948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488151658767773">
                <text:p>0.488151658767773</text:p>
              </table:table-cell>
              <table:table-cell office:value-type="float" office:value="0.605128205128205">
                <text:p>0.605128205128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98178506375228">
                <text:p>0.998178506375228</text:p>
              </table:table-cell>
              <table:table-cell office:value-type="float" office:value="0.584123222748815">
                <text:p>0.584123222748815</text:p>
              </table:table-cell>
              <table:table-cell office:value-type="float" office:value="0.697435897435897">
                <text:p>0.697435897435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994231936854888">
                <text:p>0.994231936854888</text:p>
              </table:table-cell>
              <table:table-cell office:value-type="float" office:value="0.624407582938389">
                <text:p>0.624407582938389</text:p>
              </table:table-cell>
              <table:table-cell office:value-type="float" office:value="0.897435897435897">
                <text:p>0.897435897435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